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automatic-styles/>
  <office:body>
    <office:text>
      <text:p>Sample Document — Pipeline Demonstration</text:p>
      <text:p/>
      <text:p>This document is a simple example used to demonstrate a structured and traceable document processing pipeline.</text:p>
      <text:p/>
      <text:p>The goal of this pipeline is to transform raw textual data into a structured, verifiable, and reproducible representation.</text:p>
      <text:p/>
      <text:p>Key ideas illustrated in this document:</text:p>
      <text:p/>
      <text:p>1. Raw text ingestion</text:p>
      <text:p>The system takes unstructured text as input and processes it without modifying the original content.</text:p>
      <text:p/>
      <text:p>2. Structural transformation</text:p>
      <text:p>The text is segmented into smaller units (paragraphs, segments) to enable fine-grained processing and traceability.</text:p>
      <text:p/>
      <text:p>3. Graph construction</text:p>
      <text:p>The system builds a graph representation where elements of the text are connected through explicit relationships.</text:p>
      <text:p/>
      <text:p>4. Traceability</text:p>
      <text:p>Each output element can be traced back to its original source within the document.</text:p>
      <text:p/>
      <text:p>5. Validation</text:p>
      <text:p>The pipeline produces metadata that allows verification of the transformation process and ensures consistency.</text:p>
      <text:p/>
      <text:p>Example use case:</text:p>
      <text:p>processing internal documents to build a structured and traceable knowledge base.</text:p>
      <text:p/>
      <text:p>This example is intentionally simple.</text:p>
      <text:p/>
      <text:p>In real-world scenarios, the pipeline is designed to handle larger and more complex multi-document corpora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